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25-07-02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25-03-24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24-10-15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24-07-03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24-03-2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23-12-28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23-09-27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23-06-30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23-03-31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22-09-26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22-06-21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22-03-10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22-01-25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21-09-23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21-06-16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21-03-17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20-12-1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20-09-23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20-06-16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20-03-1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9-12-12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9-09-18 2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9-06-1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9-03-26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8-12-19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8-09-2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8-06-28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8-03-15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7-10-20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7-06-09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7-03-10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6-10-07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6-07-0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6-03-14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6-01-15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5-09-09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5-06-04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5-03-11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5-01-21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4-10-06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4-06-18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4-03-10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4-01-14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3-09-24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3-06-25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3-03-1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2-12-0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2-09-21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2-06-21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2-03-1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1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1-09-1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1-06-16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1-03-10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0-12-16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0-09-24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0-06-10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10-03-26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09-09-18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09-06-19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OD0050457</text:p>
          </table:table-cell>
          <table:table-cell office:value-type="string" calcext:value-type="string">
            <text:p>01N/10E-31CAC</text:p>
          </table:table-cell>
          <table:table-cell office:value-type="string" calcext:value-type="string">
            <text:p>2009-03-20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